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" manifest:full-path="Pictures/200003DA0000594E00003905F7804E56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style:mirror="none"/>
    </style:style>
    <style:style style:name="pr1" style:family="presentation" style:parent-style-name="keyboard-notes">
      <style:graphic-properties draw:fill-color="#ffffff" draw:auto-grow-height="true" fo:min-height="12.573cm"/>
    </style:style>
    <style:style style:name="pr2" style:family="presentation" style:parent-style-name="keyboard-title">
      <style:graphic-properties draw:auto-grow-height="true" fo:min-height="3.507cm"/>
    </style:style>
    <style:style style:name="pr3" style:family="presentation" style:parent-style-name="keyboard-subtitle">
      <style:graphic-properties draw:fill-color="#ffffff" fo:min-height="7.715cm"/>
    </style:style>
    <style:style style:name="pr4" style:family="presentation" style:parent-style-name="keyboard-title">
      <style:graphic-properties fo:min-height="1.691cm"/>
    </style:style>
    <style:style style:name="pr5" style:family="presentation" style:parent-style-name="keyboard-subtitle">
      <style:graphic-properties draw:fill-color="#ffffff" fo:min-height="13.335cm"/>
    </style:style>
    <style:style style:name="pr6" style:family="presentation" style:parent-style-name="keyboard-title">
      <style:graphic-properties fo:min-height="3.256cm"/>
    </style:style>
    <style:style style:name="pr7" style:family="presentation" style:parent-style-name="keyboard-subtitle">
      <style:graphic-properties draw:fill-color="#ffffff" fo:min-height="11.75cm"/>
    </style:style>
    <style:style style:name="pr8" style:family="presentation" style:parent-style-name="keyboard-subtitle">
      <style:graphic-properties draw:fill-color="#ffffff" fo:min-height="13.655cm"/>
    </style:style>
    <style:style style:name="pr9" style:family="presentation" style:parent-style-name="keyboard-title">
      <style:graphic-properties fo:min-height="1.056cm"/>
    </style:style>
    <style:style style:name="pr10" style:family="presentation" style:parent-style-name="keyboard-subtitle">
      <style:graphic-properties draw:fill-color="#ffffff" fo:min-height="14.29cm"/>
    </style:style>
    <style:style style:name="pr11" style:family="presentation" style:parent-style-name="keyboard-subtitle">
      <style:graphic-properties draw:stroke="none" draw:fill="none" fo:min-height="1.932cm"/>
    </style:style>
    <style:style style:name="pr12" style:family="presentation" style:parent-style-name="keyboard-subtitle">
      <style:graphic-properties draw:stroke="none" draw:fill="none" fo:min-height="10.791cm"/>
    </style:style>
    <style:style style:name="pr13" style:family="presentation" style:parent-style-name="keyboard-title">
      <style:graphic-properties fo:min-height="1.27cm"/>
    </style:style>
    <style:style style:name="pr14" style:family="presentation" style:parent-style-name="keyboard-subtitle">
      <style:graphic-properties draw:fill-color="#ffffff" fo:min-height="14.605cm"/>
    </style:style>
    <style:style style:name="pr15" style:family="presentation" style:parent-style-name="keyboard-subtitle">
      <style:graphic-properties draw:fill-color="#ffffff" fo:min-height="13.43cm"/>
    </style:style>
    <style:style style:name="pr16" style:family="presentation" style:parent-style-name="keyboard-subtitle">
      <style:graphic-properties draw:fill-color="#ffffff" fo:min-height="13.97cm"/>
    </style:style>
    <style:style style:name="pr17" style:family="presentation" style:parent-style-name="keyboard-subtitle">
      <style:graphic-properties draw:fill-color="#ffffff" fo:min-height="6.985cm"/>
    </style:style>
    <style:style style:name="P1" style:family="paragraph">
      <style:paragraph-properties fo:margin-left="0.6cm" fo:margin-right="0cm" fo:text-indent="-0.6cm"/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ff0000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justify" fo:text-indent="0cm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.6cm" fo:margin-right="0cm" fo:text-align="justify" fo:text-indent="-0.6cm"/>
    </style:style>
    <style:style style:name="P11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indent="0cm"/>
      <style:text-properties fo:color="#ff0000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color="#ff0000" fo:font-size="40pt" style:font-size-asian="40pt" style:font-size-complex="40pt"/>
    </style:style>
    <style:style style:name="P16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color="#0000ff" fo:font-family="'Comic Sans MS'" style:font-family-generic="script" style:font-pitch="variable" fo:font-size="48pt" style:font-size-asian="48pt" style:font-size-complex="48pt"/>
    </style:style>
    <style:style style:name="T1" style:family="text">
      <style:text-properties fo:color="#4c190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0000" fo:font-size="40pt" style:font-size-asian="40pt" style:font-size-complex="40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family="Arial" style:font-family-generic="roman" style:font-pitch="variable" fo:font-size="22pt" fo:font-style="italic" fo:font-weight="normal" style:font-family-asian="Arial" style:font-family-generic-asian="roman" style:font-pitch-asian="variable" style:font-size-asian="22pt" style:font-style-asian="italic" style:font-weight-asian="normal" style:font-family-complex="Arial" style:font-family-generic-complex="roman" style:font-pitch-complex="variable" style:font-size-complex="22pt" style:font-style-complex="italic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italic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italic" style:font-weight-asian="normal" style:font-family-complex="Arial" style:font-family-generic-complex="roman" style:font-pitch-complex="variable" style:font-size-complex="24pt" style:font-style-complex="italic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italic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italic" style:font-weight-asian="normal" style:font-family-complex="Tahoma" style:font-family-generic-complex="system" style:font-pitch-complex="variable" style:font-size-complex="24pt" style:font-style-complex="italic" style:font-weight-complex="normal" style:text-emphasize="none" style:font-relief="none"/>
    </style:style>
    <style:style style:name="T1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0000ff" fo:font-family="'Comic Sans MS'" style:font-family-generic="script" style:font-pitch="variable"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0">
        <office:forms form:automatic-focus="false" form:apply-design-mode="false"/>
        <draw:frame presentation:style-name="pr2" draw:text-style-name="P2" draw:id="id1" draw:layer="layout" svg:width="23.199cm" svg:height="3.507cm" svg:x="2.301cm" svg:y="1.994cm" presentation:class="title">
          <draw:text-box>
            <text:p text:style-name="P2"><text:span text:style-name="T1">tar: The</text:span> <text:span text:style-name="T2">t</text:span><text:span text:style-name="T1">ape</text:span> <text:span text:style-name="T2">ar</text:span><text:span text:style-name="T1">chive program</text:span></text:p>
          </draw:text-box>
        </draw:frame>
        <draw:frame presentation:style-name="pr3" draw:text-style-name="P2" draw:id="id3" draw:layer="layout" svg:width="23cm" svg:height="7.715cm" svg:x="2.5cm" svg:y="10.16cm" presentation:class="subtitle" presentation:user-transformed="true">
          <draw:text-box>
            <text:p text:style-name="P2">_______________________</text:p>
            <text:p text:style-name="P2">Amber Jain</text:p>
            <text:p text:style-name="P2">IC-2K7-05</text:p>
            <text:p text:style-name="P2"><text:a xlink:href="mailto:ithinkminus@gmail.com">ithinkminus@gmail.com</text:a></text:p>
            <text:p text:style-name="P2">_______________________</text:p>
          </draw:text-box>
        </draw:frame>
        <draw:frame draw:style-name="gr2" draw:text-style-name="P3" draw:id="id2" draw:layer="layout" svg:width="6.35cm" svg:height="5.926cm" svg:x="10.795cm" svg:y="5.504cm">
          <draw:image xlink:href="/F:/Documents/AMBR/STUDY/Official/4th%20Semester/UNIX/tar/Torchlight_tar.pn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zoom" presentation:preset-sub-type="in">
                  <anim:set smil:begin="0s" smil:dur="0.004s" smil:fill="hold" smil:targetElement="id1" smil:attributeName="visibility" smil:to="visible"/>
                  <anim:animate smil:dur="2s" smil:fill="hold" smil:targetElement="id1" smil:attributeName="width" smil:values="0;width" smil:keyTimes="0;1"/>
                  <anim:animate smil:dur="2s" smil:fill="hold" smil:targetElement="id1" smil:attributeName="height" smil:values="0;height" smil:keyTimes="0;1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4s" smil:fill="hold" smil:targetElement="id2" smil:attributeName="visibility" smil:to="visible"/>
                  <anim:animate smil:dur="2s" smil:fill="hold" smil:targetElement="id2" smil:attributeName="width" smil:values="0;width" smil:keyTimes="0;1"/>
                  <anim:animate smil:dur="2s" smil:fill="hold" smil:targetElement="id2" smil:attributeName="height" smil:values="0;height" smil:keyTimes="0;1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/>
                  <anim:animate smil:dur="2s" smil:fill="hold" smil:targetElement="id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0">
        <office:forms form:automatic-focus="false" form:apply-design-mode="false"/>
        <draw:frame presentation:style-name="pr4" draw:text-style-name="P5" draw:layer="layout" svg:width="23.199cm" svg:height="1.737cm" svg:x="2.301cm" svg:y="2.096cm" presentation:class="title" presentation:user-transformed="true">
          <draw:text-box>
            <text:p text:style-name="P2"><text:span text:style-name="T3">Introduction</text:span></text:p>
          </draw:text-box>
        </draw:frame>
        <draw:frame presentation:style-name="pr5" draw:text-style-name="P8" draw:layer="layout" svg:width="23cm" svg:height="13.927cm" svg:x="2.54cm" svg:y="4.149cm" presentation:class="subtitle" presentation:user-transformed="true">
          <draw:text-box>
            <text:p text:style-name="P6">'tar' is used to create and manipulate ﬁles archives which are actually collections of many other ﬁles.</text:p>
            <text:p text:style-name="P6"/>
            <text:p text:style-name="P7">'tar' program provides users with an organized and systematic method for</text:p>
            <text:p text:style-name="P7">controlling a large amount of data.</text:p>
            <text:p text:style-name="P6"/>
            <text:p text:style-name="P6">tar is a versatile command with certain exclusive features not found in cpio.</text:p>
            <text:p text:style-name="P8"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0">
        <office:forms form:automatic-focus="false" form:apply-design-mode="false"/>
        <draw:frame presentation:style-name="pr6" draw:text-style-name="P5" draw:layer="layout" svg:width="23.199cm" svg:height="3.256cm" svg:x="2.301cm" svg:y="2.119cm" presentation:class="title">
          <draw:text-box>
            <text:p text:style-name="P2"><text:span text:style-name="T3">What are '</text:span><text:span text:style-name="T4">Archives</text:span><text:span text:style-name="T3">' ?</text:span></text:p>
          </draw:text-box>
        </draw:frame>
        <draw:frame presentation:style-name="pr7" draw:text-style-name="P9" draw:layer="layout" svg:width="23cm" svg:height="11.75cm" svg:x="2.5cm" svg:y="6.125cm" presentation:class="subtitle" presentation:user-transformed="true">
          <draw:text-box>
            <text:p text:style-name="P6"><text:span text:style-name="T5"><text:s/></text:span><text:span text:style-name="T5">An archive is a single ﬁle which contains the contents of many ﬁles, while still identifying the names of the ﬁles, their owner(s), and so forth.</text:span></text:p>
            <text:p text:style-name="P6"><text:span text:style-name="T5"/></text:p>
            <text:p text:style-name="P6"><text:span text:style-name="T5"/></text:p>
            <text:p text:style-name="P6"><text:span text:style-name="T5"><text:s/></text:span><text:span text:style-name="T5">In addition, archives record access permissions, user and group, size in bytes, and last modiﬁcation tim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0">
        <office:forms form:automatic-focus="false" form:apply-design-mode="false"/>
        <draw:frame presentation:style-name="pr4" draw:text-style-name="P5" draw:layer="layout" svg:width="23.199cm" svg:height="1.737cm" svg:x="2.301cm" svg:y="2.096cm" presentation:class="title" presentation:user-transformed="true">
          <draw:text-box>
            <text:p text:style-name="P2"><text:span text:style-name="T3">What </text:span><text:span text:style-name="T4">tar</text:span><text:span text:style-name="T3"> does ?</text:span></text:p>
          </draw:text-box>
        </draw:frame>
        <draw:frame presentation:style-name="pr7" draw:text-style-name="P9" draw:layer="layout" svg:width="23cm" svg:height="11.75cm" svg:x="2.4cm" svg:y="4.445cm" presentation:class="subtitle" presentation:user-transformed="true">
          <draw:text-box>
            <text:p text:style-name="P6"><text:span text:style-name="T5"><text:s/></text:span><text:span text:style-name="T5">The tar program provides the ability to create tar archives, as well as various other kinds of manipulation. </text:span></text:p>
            <text:p text:style-name="P6"><text:span text:style-name="T5"/></text:p>
            <text:p text:style-name="P6"><text:span text:style-name="T5">For example, you can use tar on previously created archives to extract ﬁles, to store additional ﬁles, or to update or list ﬁles which were already stored.</text:span></text:p>
            <text:p text:style-name="P6"><text:span text:style-name="T5"/></text:p>
            <text:p text:style-name="P6"><text:span text:style-name="T5"/></text:p>
            <text:p text:style-name="P6"><text:span text:style-name="T5"><text:s/></text:span><text:span text:style-name="T5">Initially, tar archives were used to store ﬁles conveniently on magnetic tape. The name ‘</text:span><text:span text:style-name="T6">tar</text:span><text:span text:style-name="T5">’ comes from this use; it stands for </text:span><text:span text:style-name="T6">tape archiver</text:span><text:span text:style-name="T5">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" draw:text-style-name="P1" draw:layer="layout" svg:width="17.271cm" svg:height="12.573cm" svg:x="2.159cm" svg:y="13.271cm" presentation:class="notes">
            <draw:text-box>
              <text:p text:style-name="P10"><text:span text:style-name="T5">Despite the utility’s name, tar can direct its output to available devices, ﬁles, or other programs (using pipes).</text:span></text:p>
            </draw:text-box>
          </draw:frame>
        </presentation:notes>
      </draw:page>
      <draw:page draw:name="page6" draw:style-name="dp1" draw:master-page-name="keyboard" presentation:presentation-page-layout-name="AL1T0">
        <office:forms form:automatic-focus="false" form:apply-design-mode="false"/>
        <draw:frame presentation:style-name="pr6" draw:text-style-name="P5" draw:layer="layout" svg:width="23.199cm" svg:height="3.256cm" svg:x="2.301cm" svg:y="2.119cm" presentation:class="title">
          <draw:text-box>
            <text:p text:style-name="P2"><text:span text:style-name="T3">Why do we need tar ?</text:span></text:p>
          </draw:text-box>
        </draw:frame>
        <draw:frame presentation:style-name="pr7" draw:text-style-name="P11" draw:layer="layout" svg:width="23cm" svg:height="11.75cm" svg:x="2.5cm" svg:y="6.126cm" presentation:class="subtitle" presentation:user-transformed="true">
          <draw:text-box>
            <text:p text:style-name="P6"><text:span text:style-name="T6">Storage:</text:span><text:span text:style-name="T7"> Often, tar archives are used to store related ﬁles for convenient ﬁle transfer over a network.</text:span></text:p>
            <text:p text:style-name="P6"><text:span text:style-name="T7"/></text:p>
            <text:p text:style-name="P6"><text:span text:style-name="T6">Backup:</text:span><text:span text:style-name="T7"> Because the archive created by tar is capable of preserving ﬁle information and directory structure, tar is commonly used for performing full and incremental backups of disks.</text:span></text:p>
            <text:p text:style-name="P6"><text:span text:style-name="T7"/></text:p>
            <text:p text:style-name="P6"><text:span text:style-name="T6">Transportation:</text:span><text:span text:style-name="T7"> You can create an archive on one system, transfer it to another system, and extract the contents there. This allows you to transport a group of ﬁles from one system to anothe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1T0">
        <office:forms form:automatic-focus="false" form:apply-design-mode="false"/>
        <draw:frame presentation:style-name="pr4" draw:text-style-name="P5" draw:layer="layout" svg:width="23.199cm" svg:height="1.737cm" svg:x="2.301cm" svg:y="2.096cm" presentation:class="title" presentation:user-transformed="true">
          <draw:text-box>
            <text:p text:style-name="P2"><text:span text:style-name="T3">'tar' file naming conventions</text:span></text:p>
          </draw:text-box>
        </draw:frame>
        <draw:frame presentation:style-name="pr8" draw:text-style-name="P2" draw:layer="layout" svg:width="23cm" svg:height="13.655cm" svg:x="2.54cm" svg:y="4.125cm" presentation:class="subtitle" presentation:user-transformed="true">
          <draw:text-box>
            <text:p text:style-name="P2">Conventionally, tar archives are given names ending with ‘.tar’ (although this is not necessary for tar to operate properly)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1T0">
        <office:forms form:automatic-focus="false" form:apply-design-mode="false"/>
        <draw:frame presentation:style-name="pr9" draw:text-style-name="P5" draw:layer="layout" svg:width="23.199cm" svg:height="1.737cm" svg:x="2.301cm" svg:y="1.779cm" presentation:class="title" presentation:user-transformed="true">
          <draw:text-box>
            <text:p text:style-name="P2"><text:span text:style-name="T3">Exclusive features</text:span></text:p>
          </draw:text-box>
        </draw:frame>
        <draw:frame presentation:style-name="pr10" draw:text-style-name="P8" draw:layer="layout" svg:width="23cm" svg:height="14.29cm" svg:x="2.4cm" svg:y="3.49cm" presentation:class="subtitle" presentation:user-transformed="true">
          <draw:text-box>
            <text:p text:style-name="P8"><text:span text:style-name="T8"><text:s/></text:span><text:span text:style-name="T8">tar doesn't uses standard input to obtain its file list. Tar accepts file and directory names as arguments.</text:span></text:p>
            <text:p text:style-name="P8"><text:span text:style-name="T8"/></text:p>
            <text:p text:style-name="P8"><text:span text:style-name="T8">For example: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>$ tar <text:s/>-cvf <text:s/>/dev/fd0 <text:s/>/home/user/SQL/*.sql</text:span></text:p>
          </draw:text-box>
        </draw:frame>
        <draw:custom-shape draw:style-name="gr3" draw:text-style-name="P12" draw:layer="layout" svg:width="12.7cm" svg:height="5.08cm" svg:x="12.7cm" svg:y="8.255cm">
          <text:p text:style-name="P7"><text:span text:style-name="T5">Filename passed as command </text:span></text:p>
          <text:p text:style-name="P7"><text:span text:style-name="T5">line arguements</text:span></text:p>
          <draw:enhanced-geometry svg:viewBox="0 0 21600 21600" draw:text-areas="800 800 20800 20800" draw:type="round-rectangular-callout" draw:modifiers="11899.4724824817 29893.9578823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4" draw:text-style-name="P3" draw:layer="layout" svg:width="12.7cm" svg:height="2.54cm" svg:x="10.16cm" svg:y="14.605cm">
          <text:p text:style-name="P2"/>
        </draw:ellips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presentation:style-name="pr9" draw:text-style-name="P5" draw:layer="layout" svg:width="23.199cm" svg:height="1.737cm" svg:x="2.302cm" svg:y="1.78cm" presentation:class="title" presentation:user-transformed="true">
          <draw:text-box>
            <text:p text:style-name="P2"><text:span text:style-name="T3">Exclusive features (Cont'd)</text:span></text:p>
          </draw:text-box>
        </draw:frame>
        <draw:frame presentation:style-name="pr11" draw:text-style-name="P13" draw:layer="layout" svg:width="22.86cm" svg:height="1.932cm" svg:x="2.54cm" svg:y="4.418cm">
          <draw:text-box>
            <text:p text:style-name="P8"><text:span text:style-name="T8"><text:s/></text:span><text:span text:style-name="T8">tar copies one or more entire directory trees (i.e. it operates recursively).</text:span></text:p>
          </draw:text-box>
        </draw:frame>
        <draw:frame draw:style-name="gr2" draw:text-style-name="P3" draw:layer="layout" svg:width="18.388cm" svg:height="11.43cm" svg:x="5.08cm" svg:y="6.35cm">
          <draw:image xlink:href="/F:/Documents/AMBR/STUDY/Official/4th%20Semester/UNIX/tar/dir_structure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presentation:style-name="pr9" draw:text-style-name="P5" draw:layer="layout" svg:width="23.199cm" svg:height="1.737cm" svg:x="2.201cm" svg:y="1.905cm" presentation:class="title" presentation:user-transformed="true">
          <draw:text-box>
            <text:p text:style-name="P2"><text:span text:style-name="T3">Exclusive features (Cont'd)</text:span></text:p>
          </draw:text-box>
        </draw:frame>
        <draw:frame presentation:style-name="pr12" draw:text-style-name="P13" draw:layer="layout" svg:width="22.652cm" svg:height="10.791cm" svg:x="2.748cm" svg:y="3.814cm">
          <draw:text-box>
            <text:p text:style-name="P8"><text:span text:style-name="T8"><text:s/></text:span><text:span text:style-name="T8">tar can create several versions of same file in a single archive.</text:span></text:p>
            <text:p text:style-name="P8"><text:span text:style-name="T8"/></text:p>
            <text:p text:style-name="P8"><text:span text:style-name="T8"/></text:p>
            <text:p text:style-name="P8"><text:span text:style-name="T8"><text:s/></text:span><text:span text:style-name="T8">tar can append to an archive without overwriting the entire archiv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0">
        <office:forms form:automatic-focus="false" form:apply-design-mode="false"/>
        <draw:frame presentation:style-name="pr13" draw:text-style-name="P14" draw:layer="layout" svg:width="23.199cm" svg:height="1.27cm" svg:x="2.301cm" svg:y="1.905cm" presentation:class="title" presentation:user-transformed="true">
          <draw:text-box>
            <text:p text:style-name="P2"><text:span text:style-name="T9">Summary: tar options</text:span></text:p>
          </draw:text-box>
        </draw:frame>
        <draw:frame draw:style-name="gr5" draw:layer="layout" svg:width="22.859cm" svg:height="14.594cm" svg:x="2.247cm" svg:y="3.374cm">
          <draw:image xlink:href="Pictures/200003DA0000594E00003905F7804E56.svm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0">
        <office:forms form:automatic-focus="false" form:apply-design-mode="false"/>
        <draw:frame presentation:style-name="pr9" draw:text-style-name="P15" draw:layer="layout" svg:width="23.199cm" svg:height="1.576cm" svg:x="2.201cm" svg:y="1.518cm" presentation:class="title" presentation:user-transformed="true">
          <draw:text-box>
            <text:p text:style-name="P2"><text:span text:style-name="T10">Backing up files</text:span></text:p>
          </draw:text-box>
        </draw:frame>
        <draw:frame presentation:style-name="pr14" draw:text-style-name="P11" draw:layer="layout" svg:width="23cm" svg:height="14.605cm" svg:x="2.4cm" svg:y="3.175cm" presentation:class="subtitle" presentation:user-transformed="true">
          <draw:text-box>
            <text:p text:style-name="P6"><text:span text:style-name="T5">The command to backup all SQL scripts with their </text:span><text:span text:style-name="T6">absolute pathnames</text:span><text:span text:style-name="T5"> to the floppy diskette (/dev/fd0):</text:span></text:p>
            <text:p text:style-name="P6"><text:span text:style-name="T11"/></text:p>
            <text:p text:style-name="P6"><text:span text:style-name="T11">$ tar <text:s/>-cvf <text:s/>/dev/fd0 <text:s/>/home/user/SQL/*.sql</text:span></text:p>
            <text:p text:style-name="P6"><text:span text:style-name="T11"/></text:p>
            <text:p text:style-name="P6"><text:span text:style-name="T11">a <text:s/>/home/user/SQL/invoice.sql <text:s/>1 <text:s/>tape <text:s/>blocks</text:span></text:p>
            <text:p text:style-name="P6"><text:span text:style-name="T11">a <text:s/>/home/user/SQL/duplicate.sql <text:s/>1 <text:s/>tape <text:s/>blocks</text:span></text:p>
            <text:p text:style-name="P6"><text:span text:style-name="T11">a <text:s/>/home/user/SQL/bill.sql <text:s/>1 <text:s/>tape <text:s/>blocks</text:span></text:p>
            <text:p text:style-name="P6"><text:span text:style-name="T11">a <text:s/>/home/user/SQL/customer.sql <text:s/>10 <text:s/>tape <text:s/>blocks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3" draw:text-style-name="P3" draw:layer="layout" svg:width="6.35cm" svg:height="3.81cm" svg:x="2.54cm" svg:y="13.335cm">
          <text:p text:style-name="P7">'a' indicates that the</text:p>
          <text:p text:style-name="P7">file is appended</text:p>
          <draw:enhanced-geometry svg:viewBox="0 0 21600 21600" draw:text-areas="800 800 20800 20800" draw:type="round-rectangular-callout" draw:modifiers="527.161076995749 -8099.29152453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0">
        <office:forms form:automatic-focus="false" form:apply-design-mode="false"/>
        <draw:frame presentation:style-name="pr6" draw:text-style-name="P5" draw:layer="layout" svg:width="23.199cm" svg:height="3.256cm" svg:x="2.301cm" svg:y="2.119cm" presentation:class="title">
          <draw:text-box>
            <text:p text:style-name="P2"><text:span text:style-name="T3">Specifying block sizes</text:span></text:p>
          </draw:text-box>
        </draw:frame>
        <draw:frame presentation:style-name="pr7" draw:text-style-name="P6" draw:layer="layout" svg:width="23cm" svg:height="11.75cm" svg:x="2.5cm" svg:y="6.125cm" presentation:class="subtitle" presentation:user-transformed="true">
          <draw:text-box>
            <text:p text:style-name="P6"><text:span text:style-name="T5">The command will execute faster if used with a block size of 18 (i.e. 18 * 512 bytes):</text:span></text:p>
            <text:p text:style-name="P6"><text:span text:style-name="T5"/></text:p>
            <text:p text:style-name="P6"><text:span text:style-name="T12">$ tar -cvfb /dev/fd0 18 *.sql</text:span></text:p>
            <text:p text:style-name="P6"><text:span text:style-name="T5"/></text:p>
            <text:p text:style-name="P6"><text:span text:style-name="T5"/></text:p>
            <text:p text:style-name="P6"><text:span text:style-name="T5">Note: Never use tar and cpio with their default block sizes. Choose as high a value as the system permits. Higher block sizes speed up I/O operations.</text:span></text:p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0">
        <office:forms form:automatic-focus="false" form:apply-design-mode="false"/>
        <draw:frame presentation:style-name="pr6" draw:text-style-name="P5" draw:layer="layout" svg:width="23.199cm" svg:height="3.256cm" svg:x="2.301cm" svg:y="2.119cm" presentation:class="title">
          <draw:text-box>
            <text:p text:style-name="P2"><text:span text:style-name="T3">Backing up hidden files</text:span></text:p>
          </draw:text-box>
        </draw:frame>
        <draw:frame presentation:style-name="pr7" draw:text-style-name="P9" draw:layer="layout" svg:width="23cm" svg:height="11.75cm" svg:x="2.5cm" svg:y="6.125cm" presentation:class="subtitle">
          <draw:text-box>
            <text:p text:style-name="P6"><text:span text:style-name="T5">The current directory can be backed up with or without <text:s/>the hidden files:</text:span></text:p>
            <text:p text:style-name="P6"><text:span text:style-name="T5"/></text:p>
            <text:p text:style-name="P6"><text:span text:style-name="T12">$ tar -cvfb /dev/fd0 18 *</text:span></text:p>
            <text:p text:style-name="P6"><text:span text:style-name="T5"><text:s text:c="46"/></text:span><text:span text:style-name="T5">#Doesn't back up hidden files</text:span></text:p>
            <text:p text:style-name="P6"><text:span text:style-name="T5"/></text:p>
            <text:p text:style-name="P6"><text:span text:style-name="T5"/></text:p>
            <text:p text:style-name="P6"><text:span text:style-name="T12">$ tar -cvfb /dev/fd0 18 .</text:span></text:p>
            <text:p text:style-name="P6"><text:span text:style-name="T5"><text:s text:c="46"/></text:span><text:span text:style-name="T5">#Backs up hidden fil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1T0">
        <office:forms form:automatic-focus="false" form:apply-design-mode="false"/>
        <draw:frame presentation:style-name="pr6" draw:text-style-name="P5" draw:layer="layout" svg:width="23.199cm" svg:height="3.256cm" svg:x="2.301cm" svg:y="2.119cm" presentation:class="title">
          <draw:text-box>
            <text:p text:style-name="P2"><text:span text:style-name="T3">Disk Space</text:span></text:p>
          </draw:text-box>
        </draw:frame>
        <draw:frame presentation:style-name="pr7" draw:text-style-name="P16" draw:layer="layout" svg:width="23cm" svg:height="11.75cm" svg:x="2.5cm" svg:y="6.125cm" presentation:class="subtitle">
          <draw:text-box>
            <text:p text:style-name="P6"><text:span text:style-name="T5">tar in some older unixes (e.g. SCO UNIX: a very old and obsolete version of unix) accomodates as much files as possible and then quits the program without warning.</text:span></text:p>
            <text:p text:style-name="P6"><text:span text:style-name="T5"/></text:p>
            <text:p text:style-name="P6"><text:span text:style-name="T5">Most linuxes (and many modern Unixes), however, issues this warning:</text:span></text:p>
            <text:p text:style-name="P6"><text:span text:style-name="T12">tar: Cannot write to /dev/fd0: No space left on driv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1T0">
        <office:forms form:automatic-focus="false" form:apply-design-mode="false"/>
        <draw:frame presentation:style-name="pr4" draw:text-style-name="P5" draw:layer="layout" svg:width="23.199cm" svg:height="1.737cm" svg:x="2.301cm" svg:y="2.096cm" presentation:class="title" presentation:user-transformed="true">
          <draw:text-box>
            <text:p text:style-name="P2"><text:span text:style-name="T3">Multi-volume backup</text:span></text:p>
          </draw:text-box>
        </draw:frame>
        <draw:frame presentation:style-name="pr15" draw:text-style-name="P11" draw:layer="layout" svg:width="23cm" svg:height="13.43cm" svg:x="2.5cm" svg:y="4.445cm" presentation:class="subtitle" presentation:user-transformed="true">
          <draw:text-box>
            <text:p text:style-name="P6"><text:span text:style-name="T5">In SCO UNIX, you can use -k followed by volume size in bytes:</text:span></text:p>
            <text:p text:style-name="P6"><text:span text:style-name="T7"/></text:p>
            <text:p text:style-name="P6"><text:span text:style-name="T11">$ tar -cvfkb /dev/fd0 1440 18 index</text:span></text:p>
            <text:p text:style-name="P6"><text:span text:style-name="T11">Volume ends at 1439K, blocking factor=18</text:span></text:p>
            <text:p text:style-name="P6"><text:span text:style-name="T11">tar: large file index needs two extents.</text:span></text:p>
            <text:p text:style-name="P6"><text:span text:style-name="T11">tar: current device seek position = 0K</text:span></text:p>
            <text:p text:style-name="P6"><text:span text:style-name="T11">+++ a index 1439K [extent #1 of 2]</text:span></text:p>
            <text:p text:style-name="P6"><text:span text:style-name="T7"/></text:p>
            <text:p text:style-name="P6"><text:span text:style-name="T5">After the first volume is full, tar prompts for a new volume:</text:span></text:p>
            <text:p text:style-name="P6"><text:span text:style-name="T11">tar: please insert new volume, then press retur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1T0">
        <office:forms form:automatic-focus="false" form:apply-design-mode="false"/>
        <draw:frame presentation:style-name="pr4" draw:text-style-name="P5" draw:layer="layout" svg:width="23.199cm" svg:height="1.737cm" svg:x="2.301cm" svg:y="2.096cm" presentation:class="title" presentation:user-transformed="true">
          <draw:text-box>
            <text:p text:style-name="P2"><text:span text:style-name="T3">Multi-volume backup (Cont'd)</text:span></text:p>
          </draw:text-box>
        </draw:frame>
        <draw:frame presentation:style-name="pr15" draw:text-style-name="P9" draw:layer="layout" svg:width="23cm" svg:height="13.43cm" svg:x="2.5cm" svg:y="4.445cm" presentation:class="subtitle" presentation:user-transformed="true">
          <draw:text-box>
            <text:p text:style-name="P6"><text:span text:style-name="T5">Linux identifies the volume size from the device name itself. It uses a different option -M:</text:span></text:p>
            <text:p text:style-name="P6"><text:span text:style-name="T5"/></text:p>
            <text:p text:style-name="P6"><text:span text:style-name="T12">$ tar -cvf /dev/fd0 -M *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1T0">
        <office:forms form:automatic-focus="false" form:apply-design-mode="false"/>
        <draw:frame presentation:style-name="pr4" draw:text-style-name="P5" draw:layer="layout" svg:width="23.199cm" svg:height="1.737cm" svg:x="2.301cm" svg:y="2.096cm" presentation:class="title" presentation:user-transformed="true">
          <draw:text-box>
            <text:p text:style-name="P2"><text:span text:style-name="T3">Restoring files</text:span></text:p>
          </draw:text-box>
        </draw:frame>
        <draw:frame presentation:style-name="pr15" draw:text-style-name="P9" draw:layer="layout" svg:width="23cm" svg:height="13.43cm" svg:x="2.4cm" svg:y="4.35cm" presentation:class="subtitle" presentation:user-transformed="true">
          <draw:text-box>
            <text:p text:style-name="P6"><text:span text:style-name="T5">Files are restored with -x (e</text:span><text:span text:style-name="T13">x</text:span><text:span text:style-name="T5">tract) option:</text:span></text:p>
            <text:p text:style-name="P6"><text:span text:style-name="T5"/></text:p>
            <text:p text:style-name="P6"><text:span text:style-name="T12">$ tar -xvfb /dev/fd0 18</text:span></text:p>
            <text:p text:style-name="P8"><text:span text:style-name="T14">x <text:s/>/home/user/SQL/invoice.sql, 169 bytes, <text:s/>1 <text:s/>tape <text:s/>blocks</text:span></text:p>
            <text:p text:style-name="P8"><text:span text:style-name="T14">x <text:s/>/home/user/SQL/duplicate.sql,456 bytes, <text:s/>1 <text:s/>tape <text:s/>blocks</text:span></text:p>
            <text:p text:style-name="P8"><text:span text:style-name="T14">x <text:s/>/home/user/SQL/bill.sql,237 bytes, <text:s/>1 <text:s/>tape <text:s/>blocks</text:span></text:p>
            <text:p text:style-name="P8"><text:span text:style-name="T14">x <text:s/>/home/user/SQL/customer.sql,4855 bytes, <text:s/>10 <text:s/>tape <text:s/>blocks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5"/></text:p>
          </draw:text-box>
        </draw:frame>
        <draw:custom-shape draw:style-name="gr3" draw:text-style-name="P3" draw:layer="layout" svg:width="6.35cm" svg:height="2.54cm" svg:x="2.54cm" svg:y="12.7cm">
          <text:p text:style-name="P7">x indicates that files</text:p>
          <text:p text:style-name="P7">are being restored</text:p>
          <draw:enhanced-geometry svg:viewBox="0 0 21600 21600" draw:text-areas="800 800 20800 20800" draw:type="round-rectangular-callout" draw:modifiers="527.161076995749 -14246.9893742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eyboard" presentation:presentation-page-layout-name="AL1T0">
        <office:forms form:automatic-focus="false" form:apply-design-mode="false"/>
        <draw:frame presentation:style-name="pr6" draw:text-style-name="P5" draw:layer="layout" svg:width="23.199cm" svg:height="3.256cm" svg:x="2.301cm" svg:y="2.119cm" presentation:class="title">
          <draw:text-box>
            <text:p text:style-name="P2"><text:span text:style-name="T3">Displaying the archive</text:span></text:p>
          </draw:text-box>
        </draw:frame>
        <draw:frame presentation:style-name="pr7" draw:text-style-name="P17" draw:layer="layout" svg:width="23cm" svg:height="11.75cm" svg:x="2.5cm" svg:y="6.125cm" presentation:class="subtitle">
          <draw:text-box>
            <text:p text:style-name="P6"><text:span text:style-name="T5">-t option displays the contents of the device without restoring the files. When used with -v option, they are displayed in long format:</text:span></text:p>
            <text:p text:style-name="P6"><text:span text:style-name="T7"/></text:p>
            <text:p text:style-name="P6"><text:span text:style-name="T11"/></text:p>
            <text:p text:style-name="P6"><text:span text:style-name="T11">$ tar -tvf /dev/fd0</text:span></text:p>
            <text:p text:style-name="P6"><text:span text:style-name="T11">rwxr-xr-x203/50 <text:s text:c="3"/>472 Jun 4 09:35 1991 ./file1.sh</text:span></text:p>
            <text:p text:style-name="P8"><text:span text:style-name="T15">rwxr-xr-x203/50 <text:s text:c="3"/>554 Jun 4 09:52 1991 </text:span><text:span text:style-name="T16">./file2.sh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eyboard" presentation:presentation-page-layout-name="AL1T0">
        <office:forms form:automatic-focus="false" form:apply-design-mode="false"/>
        <draw:frame presentation:style-name="pr6" draw:text-style-name="P5" draw:layer="layout" svg:width="23.199cm" svg:height="3.256cm" svg:x="2.301cm" svg:y="2.119cm" presentation:class="title">
          <draw:text-box>
            <text:p text:style-name="P2"><text:span text:style-name="T3">Appending to the archive</text:span></text:p>
          </draw:text-box>
        </draw:frame>
        <draw:frame presentation:style-name="pr7" draw:text-style-name="P6" draw:layer="layout" svg:width="23cm" svg:height="11.75cm" svg:x="2.5cm" svg:y="6.125cm" presentation:class="subtitle">
          <draw:text-box>
            <text:p text:style-name="P6"><text:span text:style-name="T5">A file can be added to the archive with the -u option:</text:span></text:p>
            <text:p text:style-name="P6"><text:span text:style-name="T7"/></text:p>
            <text:p text:style-name="P6"><text:span text:style-name="T11">$ tar -uf /dev/fd0 ./func.sh</text:span></text:p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eyboard" presentation:presentation-page-layout-name="AL1T0">
        <office:forms form:automatic-focus="false" form:apply-design-mode="false"/>
        <draw:frame presentation:style-name="pr4" draw:text-style-name="P15" draw:layer="layout" svg:width="23.199cm" svg:height="1.691cm" svg:x="2.301cm" svg:y="2.119cm" presentation:class="title" presentation:user-transformed="true">
          <draw:text-box>
            <text:p text:style-name="P2"><text:span text:style-name="T10">Interactive copying and restoration</text:span></text:p>
          </draw:text-box>
        </draw:frame>
        <draw:frame presentation:style-name="pr16" draw:text-style-name="P11" draw:layer="layout" svg:width="23cm" svg:height="13.97cm" svg:x="2.54cm" svg:y="3.81cm" presentation:class="subtitle" presentation:user-transformed="true">
          <draw:text-box>
            <text:p text:style-name="P6"><text:span text:style-name="T5">When tar is used with the -w option, it prints the name of the file and prompts for the action to be taken (</text:span><text:span text:style-name="T17">y</text:span><text:span text:style-name="T5"> or </text:span><text:span text:style-name="T17">n</text:span><text:span text:style-name="T5">):</text:span></text:p>
            <text:p text:style-name="P6"><text:span text:style-name="T11"/></text:p>
            <text:p text:style-name="P6"><text:span text:style-name="T11">$ tar -xvwf /dev/fd0 ./func.sh</text:span></text:p>
            <text:p text:style-name="P6"><text:span text:style-name="T11">x rwxr-xr-x203/50 2299 Jun <text:s text:c="2"/>4 13:59 1991 ./func.sh : y</text:span></text:p>
            <text:p text:style-name="P6"><text:span text:style-name="T11">x rwxr-xr-x203/50 2455 Jun 13 14:13 1991 ./func.sh : n</text:span></text:p>
            <text:p text:style-name="P6"><text:span text:style-name="T7"/></text:p>
            <text:p text:style-name="P6"><text:span text:style-name="T5">When there are several versions of a single file, it is better to include the verbose option so that the modification times (or the size) can be seen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eyboard" presentation:presentation-page-layout-name="AL1T0">
        <office:forms form:automatic-focus="false" form:apply-design-mode="false"/>
        <draw:frame presentation:style-name="pr17" draw:text-style-name="P18" draw:layer="layout" svg:width="23cm" svg:height="6.985cm" svg:x="2.4cm" svg:y="6.35cm" presentation:class="subtitle" presentation:user-transformed="true">
          <draw:text-box>
            <text:p text:style-name="P2"><text:span text:style-name="T18">Any querie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keyboard_5f_lay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keyboard-title">
      <style:graphic-properties draw:fill-color="#ffffff" draw:auto-grow-height="false" fo:min-height="3.507cm"/>
    </style:style>
    <style:style style:name="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dp1">
      <draw:frame presentation:style-name="pr1" draw:text-style-name="P3" draw:layer="backgroundobjects" svg:width="23.199cm" svg:height="3.506cm" svg:x="2.301cm" svg:y="1.994cm" presentation:class="title">
        <draw:text-box>
          <text:p text:style-name="P3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9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ambr jain</meta:initial-creator>
    <meta:creation-date>2009-04-16T21:08:46</meta:creation-date>
    <dc:creator>ambr newlearner</dc:creator>
    <dc:date>2009-05-01T15:17:00</dc:date>
    <meta:editing-cycles>23</meta:editing-cycles>
    <meta:editing-duration>PT5H16M48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